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cm" fo:min-width="1.25cm"/>
    </style:style>
    <style:style style:name="gr2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80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-color="#b2b2b2" draw:textarea-horizontal-align="justify" draw:textarea-vertical-align="middle" draw:auto-grow-height="false" fo:min-height="0.25cm" fo:min-width="2cm"/>
    </style:style>
    <style:style style:name="gr9" style:family="graphic" style:parent-style-name="standard">
      <style:graphic-properties svg:stroke-color="#000000" draw:fill-color="#b2b2b2" draw:textarea-horizontal-align="justify" draw:textarea-vertical-align="middle" draw:auto-grow-height="false" fo:min-height="2cm" fo:min-width="0cm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>
      <style:graphic-properties svg:stroke-color="#000000" draw:fill-color="#b2b2b2" draw:textarea-horizontal-align="justify" draw:textarea-vertical-align="middle" draw:auto-grow-height="false" fo:min-height="0.25cm" fo:min-width="1.8cm"/>
    </style:style>
    <style:style style:name="gr12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0.5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style:text-properties fo:font-size="8pt" style:font-size-asian="8pt" style:font-size-complex="8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1.75cm" svg:height="2.25cm" svg:x="9.7cm" svg:y="13.9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5cm" svg:height="0.25cm" svg:x="9.8cm" svg:y="14.0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101cm" svg:y="14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401cm" svg:y="14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701cm" svg:y="14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002cm" svg:y="14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801cm" svg:y="14.3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102cm" svg:y="1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402cm" svg:y="1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702cm" svg:y="1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003cm" svg:y="14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801cm" svg:y="14.6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102cm" svg:y="14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402cm" svg:y="14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702cm" svg:y="14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003cm" svg:y="14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801cm" svg:y="14.9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102cm" svg:y="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402cm" svg:y="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702cm" svg:y="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003cm" svg:y="15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802cm" svg:y="15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103cm" svg:y="15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403cm" svg:y="15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703cm" svg:y="15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004cm" svg:y="15.3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802cm" svg:y="15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103cm" svg:y="15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403cm" svg:y="15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703cm" svg:y="15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004cm" svg:y="15.6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803cm" svg:y="15.9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104cm" svg:y="15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404cm" svg:y="15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704cm" svg:y="15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005cm" svg:y="15.9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75cm" svg:height="2.25cm" svg:x="11.4cm" svg:y="13.9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5cm" svg:height="0.25cm" svg:x="11.5cm" svg:y="14.0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801cm" svg:y="14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101cm" svg:y="14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401cm" svg:y="14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702cm" svg:y="14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501cm" svg:y="14.3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802cm" svg:y="1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102cm" svg:y="1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402cm" svg:y="1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703cm" svg:y="14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501cm" svg:y="14.6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802cm" svg:y="14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102cm" svg:y="14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402cm" svg:y="14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703cm" svg:y="14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501cm" svg:y="14.9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802cm" svg:y="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102cm" svg:y="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402cm" svg:y="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703cm" svg:y="15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502cm" svg:y="15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803cm" svg:y="15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103cm" svg:y="15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403cm" svg:y="15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704cm" svg:y="15.3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502cm" svg:y="15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803cm" svg:y="15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103cm" svg:y="15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403cm" svg:y="15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704cm" svg:y="15.6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503cm" svg:y="15.9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804cm" svg:y="15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104cm" svg:y="15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404cm" svg:y="15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705cm" svg:y="15.9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75cm" svg:height="2.25cm" svg:x="13cm" svg:y="13.9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5cm" svg:height="0.25cm" svg:x="13.1cm" svg:y="14.0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401cm" svg:y="14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701cm" svg:y="14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001cm" svg:y="14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302cm" svg:y="14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101cm" svg:y="14.3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402cm" svg:y="1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702cm" svg:y="1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002cm" svg:y="1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303cm" svg:y="14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101cm" svg:y="14.6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402cm" svg:y="14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702cm" svg:y="14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002cm" svg:y="14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303cm" svg:y="14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101cm" svg:y="14.9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402cm" svg:y="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702cm" svg:y="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002cm" svg:y="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303cm" svg:y="15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102cm" svg:y="15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403cm" svg:y="15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703cm" svg:y="15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003cm" svg:y="15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304cm" svg:y="15.3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102cm" svg:y="15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403cm" svg:y="15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703cm" svg:y="15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003cm" svg:y="15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304cm" svg:y="15.6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103cm" svg:y="15.9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404cm" svg:y="15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704cm" svg:y="15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004cm" svg:y="15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305cm" svg:y="15.9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75cm" svg:height="2.25cm" svg:x="14.7cm" svg:y="13.9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5cm" svg:height="0.25cm" svg:x="14.8cm" svg:y="14.0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101cm" svg:y="14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401cm" svg:y="14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701cm" svg:y="14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6.002cm" svg:y="14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801cm" svg:y="14.3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102cm" svg:y="1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402cm" svg:y="1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702cm" svg:y="1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6.003cm" svg:y="14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801cm" svg:y="14.6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102cm" svg:y="14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402cm" svg:y="14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702cm" svg:y="14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6.003cm" svg:y="14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801cm" svg:y="14.9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102cm" svg:y="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402cm" svg:y="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702cm" svg:y="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6.003cm" svg:y="15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802cm" svg:y="15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103cm" svg:y="15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403cm" svg:y="15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703cm" svg:y="15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6.004cm" svg:y="15.3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802cm" svg:y="15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103cm" svg:y="15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403cm" svg:y="15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703cm" svg:y="15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6.004cm" svg:y="15.6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803cm" svg:y="15.9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104cm" svg:y="15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404cm" svg:y="15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704cm" svg:y="15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6.005cm" svg:y="15.9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75cm" svg:height="2.25cm" svg:x="16.3cm" svg:y="13.9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5cm" svg:height="0.25cm" svg:x="16.4cm" svg:y="14.0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6.701cm" svg:y="14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001cm" svg:y="14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301cm" svg:y="14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602cm" svg:y="14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6.401cm" svg:y="14.3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6.702cm" svg:y="1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002cm" svg:y="1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302cm" svg:y="1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603cm" svg:y="14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6.401cm" svg:y="14.6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6.702cm" svg:y="14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002cm" svg:y="14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302cm" svg:y="14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603cm" svg:y="14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6.401cm" svg:y="14.9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6.702cm" svg:y="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002cm" svg:y="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302cm" svg:y="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603cm" svg:y="15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6.402cm" svg:y="15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6.703cm" svg:y="15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003cm" svg:y="15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303cm" svg:y="15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604cm" svg:y="15.3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6.402cm" svg:y="15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6.703cm" svg:y="15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003cm" svg:y="15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303cm" svg:y="15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604cm" svg:y="15.6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6.403cm" svg:y="15.9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6.704cm" svg:y="15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004cm" svg:y="15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304cm" svg:y="15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605cm" svg:y="15.9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75cm" svg:height="2.25cm" svg:x="18cm" svg:y="13.9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5cm" svg:height="0.25cm" svg:x="18.1cm" svg:y="14.0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8.401cm" svg:y="14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8.701cm" svg:y="14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9.001cm" svg:y="14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9.302cm" svg:y="14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8.101cm" svg:y="14.3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8.402cm" svg:y="1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8.702cm" svg:y="1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9.002cm" svg:y="1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9.303cm" svg:y="14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8.101cm" svg:y="14.6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8.402cm" svg:y="14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8.702cm" svg:y="14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9.002cm" svg:y="14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9.303cm" svg:y="14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8.101cm" svg:y="14.9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8.402cm" svg:y="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8.702cm" svg:y="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9.002cm" svg:y="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9.303cm" svg:y="15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8.102cm" svg:y="15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8.403cm" svg:y="15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8.703cm" svg:y="15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9.003cm" svg:y="15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9.304cm" svg:y="15.3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8.102cm" svg:y="15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8.403cm" svg:y="15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8.703cm" svg:y="15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9.003cm" svg:y="15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9.304cm" svg:y="15.6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8.103cm" svg:y="15.9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8.404cm" svg:y="15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8.704cm" svg:y="15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9.004cm" svg:y="15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9.305cm" svg:y="15.9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3" draw:text-style-name="P3" draw:layer="layout" svg:width="0.5cm" svg:height="0.5cm" svg:x="20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6.9cm" svg:y="1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20.5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2.649cm" svg:y="1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0.3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4.6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1.052cm" svg:x="7.5cm" svg:y="1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313cm" svg:height="1.673cm" svg:x="5.7cm" svg:y="15.298cm">
          <draw:text-box>
            <text:p text:style-name="P4"><text:span text:style-name="T1">USB</text:span><text:span text:style-name="T2"> </text:span></text:p>
            <text:p text:style-name="P4"><text:span text:style-name="T2">charge</text:span></text:p>
            <text:p text:style-name="P4"><text:span text:style-name="T2">shutdown linux</text:span></text:p>
          </draw:text-box>
        </draw:frame>
        <draw:frame draw:style-name="gr5" draw:text-style-name="P5" draw:layer="layout" svg:width="4.917cm" svg:height="1.199cm" svg:x="1cm" svg:y="1cm">
          <draw:text-box>
            <text:p text:style-name="P4"><text:span text:style-name="T1">LEDTimer</text:span><text:span text:style-name="T2"><text:line-break/></text:span><text:span text:style-name="T2">2023-09-13, Martin Egli</text:span></text:p>
          </draw:text-box>
        </draw:frame>
        <draw:frame draw:style-name="gr5" draw:text-style-name="P8" draw:layer="layout" svg:width="14.591cm" svg:height="8.783cm" svg:x="1cm" svg:y="2.717cm">
          <draw:text-box>
            <text:p text:style-name="P6"><text:span text:style-name="T3">Functions</text:span><text:span text:style-name="T3"><text:line-break/></text:span><text:span text:style-name="T3">+ Timer (count down 99:59 –&gt; 00:00) –&gt; Alarm</text:span></text:p>
            <text:p text:style-name="P6"><text:span text:style-name="T3">+ Stopwatch (count up 00:00 –&gt; 99:59), Start, Pause, Resume, Stop/Reset</text:span></text:p>
            <text:p text:style-name="P6"><text:span text:style-name="T3">+ Alarm: Vibra, Sound, Blink, also shutdown</text:span></text:p>
            <text:p text:style-name="P6"><text:span text:style-name="T3"/></text:p>
            <text:p text:style-name="P6"><text:span text:style-name="T3">+ showdown: send "shutdown –now" to Linux (how ? :-))</text:span></text:p>
            <text:p text:style-name="P6"><text:span text:style-name="T3"><text:s text:c="3"/></text:span><text:span text:style-name="T3">Fail safe, user may be clever, smart, cunning, to avoid shutdown</text:span></text:p>
            <text:p text:style-name="P6"><text:span text:style-name="T3"/></text:p>
            <text:p text:style-name="P6"><text:span text:style-name="T3">UI</text:span></text:p>
            <text:p text:style-name="P6"><text:span text:style-name="T3">On/Off</text:span></text:p>
            <text:p text:style-name="P6"><text:span text:style-name="T3">Choose function (a switch? hidden?, using some plug?)</text:span></text:p>
            <text:p text:style-name="P6"><text:span text:style-name="T3">Set time</text:span></text:p>
            <text:p text:style-name="P7"><text:span text:style-name="T3">Start, Pause, Resume, Stop/Reset</text:span></text:p>
            <text:p text:style-name="P7"><text:span text:style-name="T3"/></text:p>
            <text:p text:style-name="P7"><text:span text:style-name="T3"/></text:p>
            <text:p text:style-name="P7"><text:span text:style-name="T3">Supply</text:span></text:p>
            <text:p text:style-name="P7"><text:span text:style-name="T3">USB (5V)</text:span></text:p>
            <text:p text:style-name="P7"><text:span text:style-name="T3">Standalone (rechargable battery)</text:span></text:p>
          </draw:text-box>
        </draw:frame>
        <draw:frame draw:style-name="gr5" draw:text-style-name="P5" draw:layer="layout" svg:width="1.569cm" svg:height="1.199cm" svg:x="9.901cm" svg:y="16.999cm">
          <draw:text-box>
            <text:p text:style-name="P4"><text:span text:style-name="T1">0</text:span><text:span text:style-name="T2">0:00</text:span></text:p>
            <text:p text:style-name="P4"><text:span text:style-name="T2">+</text:span></text:p>
          </draw:text-box>
        </draw:frame>
        <draw:frame draw:style-name="gr5" draw:text-style-name="P5" draw:layer="layout" svg:width="1.569cm" svg:height="1.199cm" svg:x="12.302cm" svg:y="17cm">
          <draw:text-box>
            <text:p text:style-name="P4"><text:span text:style-name="T3">0</text:span><text:span text:style-name="T1">0</text:span><text:span text:style-name="T2">:00</text:span></text:p>
            <text:p text:style-name="P4"><text:span text:style-name="T2">+</text:span></text:p>
          </draw:text-box>
        </draw:frame>
        <draw:frame draw:style-name="gr5" draw:text-style-name="P5" draw:layer="layout" svg:width="1.569cm" svg:height="1.199cm" svg:x="14.102cm" svg:y="17cm">
          <draw:text-box>
            <text:p text:style-name="P4"><text:span text:style-name="T3">0</text:span><text:span text:style-name="T2">0:</text:span><text:span text:style-name="T1">0</text:span><text:span text:style-name="T2">0</text:span></text:p>
            <text:p text:style-name="P4"><text:span text:style-name="T2">+</text:span></text:p>
          </draw:text-box>
        </draw:frame>
        <draw:frame draw:style-name="gr5" draw:text-style-name="P8" draw:layer="layout" svg:width="1.569cm" svg:height="1.199cm" svg:x="16.302cm" svg:y="17cm">
          <draw:text-box>
            <text:p text:style-name="P6"><text:span text:style-name="T3">00:0</text:span><text:span text:style-name="T1">0</text:span></text:p>
            <text:p text:style-name="P6"><text:span text:style-name="T3">+</text:span></text:p>
          </draw:text-box>
        </draw:frame>
        <draw:frame draw:style-name="gr5" draw:text-style-name="P8" draw:layer="layout" svg:width="4.422cm" svg:height="0.725cm" svg:x="21.75cm" svg:y="13.801cm">
          <draw:text-box>
            <text:p text:style-name="P6"><text:span text:style-name="T3">Start/Pause/Resume</text:span></text:p>
          </draw:text-box>
        </draw:frame>
        <draw:frame draw:style-name="gr5" draw:text-style-name="P8" draw:layer="layout" svg:width="2.606cm" svg:height="0.725cm" svg:x="21.75cm" svg:y="15.525cm">
          <draw:text-box>
            <text:p text:style-name="P6"><text:span text:style-name="T3">Stop/Reset</text:span></text:p>
          </draw:text-box>
        </draw:frame>
        <draw:polygon draw:style-name="gr6" draw:text-style-name="P9" draw:layer="layout" svg:width="1.819cm" svg:height="0.48cm" draw:transform="rotate (0.278380015693096) translate (10.25cm 13.5cm)" svg:viewBox="0 0 1820 481" draw:points="0,0 1683,481 1820,0">
          <text:p/>
        </draw:polygon>
        <draw:frame draw:style-name="gr5" draw:text-style-name="P5" draw:layer="layout" svg:width="1.747cm" svg:height="0.725cm" svg:x="10.231cm" svg:y="12.251cm">
          <draw:text-box>
            <text:p text:style-name="P4"><text:span text:style-name="T2">On/Off</text:span></text:p>
          </draw:text-box>
        </draw:frame>
        <draw:line draw:style-name="gr6" draw:text-style-name="P9" draw:layer="layout" svg:x1="13.75cm" svg:y1="13.5cm" svg:x2="19.25cm" svg:y2="13.5cm">
          <text:p/>
        </draw:line>
        <draw:custom-shape draw:style-name="gr7" draw:text-style-name="P3" draw:layer="layout" svg:width="0.25cm" svg:height="0.25cm" svg:x="14.5cm" svg:y="13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979cm" svg:height="1.199cm" svg:x="13.532cm" svg:y="12.052cm">
          <draw:text-box>
            <text:p text:style-name="P4"><text:span text:style-name="T2">Function</text:span></text:p>
            <text:p text:style-name="P4"><text:span text:style-name="T2">Timer, shut down timer, Stopwatch</text:span></text:p>
          </draw:text-box>
        </draw:frame>
        <draw:polygon draw:style-name="gr6" draw:text-style-name="P9" draw:layer="layout" svg:width="13.499cm" svg:height="4.499cm" svg:x="8cm" svg:y="13.5cm" svg:viewBox="0 0 13500 4500" draw:points="0,0 0,4500 13500,4500 13500,0">
          <text:p/>
        </draw:polygon>
      </draw:page>
      <draw:page draw:name="page2" draw:style-name="dp1" draw:master-page-name="Standard">
        <draw:g>
          <draw:g>
            <draw:custom-shape draw:style-name="gr1" draw:text-style-name="P1" draw:layer="layout" svg:width="1.75cm" svg:height="2.25cm" svg:x="5.001cm" svg:y="11.0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5cm" svg:height="0.25cm" svg:x="5.101cm" svg:y="11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402cm" svg:y="11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702cm" svg:y="11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6.002cm" svg:y="11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6.303cm" svg:y="11.1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102cm" svg:y="11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403cm" svg:y="11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703cm" svg:y="11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6.003cm" svg:y="11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6.304cm" svg:y="11.4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102cm" svg:y="11.7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403cm" svg:y="11.7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703cm" svg:y="11.7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6.003cm" svg:y="11.7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6.304cm" svg:y="11.7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102cm" svg:y="12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403cm" svg:y="12.0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703cm" svg:y="12.0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6.003cm" svg:y="12.0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6.304cm" svg:y="12.0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103cm" svg:y="12.3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404cm" svg:y="12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704cm" svg:y="12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6.004cm" svg:y="12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6.305cm" svg:y="12.3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103cm" svg:y="12.6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404cm" svg:y="12.6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704cm" svg:y="12.6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6.004cm" svg:y="12.6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6.305cm" svg:y="12.6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104cm" svg:y="12.9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405cm" svg:y="12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705cm" svg:y="12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6.005cm" svg:y="12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6.306cm" svg:y="12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75cm" svg:height="2.25cm" svg:x="6.701cm" svg:y="11.0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5cm" svg:height="0.25cm" svg:x="6.801cm" svg:y="11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7.102cm" svg:y="11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7.402cm" svg:y="11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7.702cm" svg:y="11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8.003cm" svg:y="11.1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6.802cm" svg:y="11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7.103cm" svg:y="11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7.403cm" svg:y="11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7.703cm" svg:y="11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8.004cm" svg:y="11.4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6.802cm" svg:y="11.7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7.103cm" svg:y="11.7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7.403cm" svg:y="11.7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7.703cm" svg:y="11.7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8.004cm" svg:y="11.7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6.802cm" svg:y="12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7.103cm" svg:y="12.0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7.403cm" svg:y="12.0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7.703cm" svg:y="12.0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8.004cm" svg:y="12.0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6.803cm" svg:y="12.3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7.104cm" svg:y="12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7.404cm" svg:y="12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7.704cm" svg:y="12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8.005cm" svg:y="12.3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6.803cm" svg:y="12.6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7.104cm" svg:y="12.6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7.404cm" svg:y="12.6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7.704cm" svg:y="12.6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8.005cm" svg:y="12.6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6.804cm" svg:y="12.9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7.105cm" svg:y="12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7.405cm" svg:y="12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7.705cm" svg:y="12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8.006cm" svg:y="12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75cm" svg:height="2.25cm" svg:x="8.301cm" svg:y="11.0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5cm" svg:height="0.25cm" svg:x="8.401cm" svg:y="11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8.702cm" svg:y="11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002cm" svg:y="11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302cm" svg:y="11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603cm" svg:y="11.1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8.402cm" svg:y="11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8.703cm" svg:y="11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003cm" svg:y="11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303cm" svg:y="11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604cm" svg:y="11.4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8.402cm" svg:y="11.7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8.703cm" svg:y="11.7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003cm" svg:y="11.7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303cm" svg:y="11.7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604cm" svg:y="11.7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8.402cm" svg:y="12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8.703cm" svg:y="12.0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003cm" svg:y="12.0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303cm" svg:y="12.0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604cm" svg:y="12.0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8.403cm" svg:y="12.3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8.704cm" svg:y="12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004cm" svg:y="12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304cm" svg:y="12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605cm" svg:y="12.3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8.403cm" svg:y="12.6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8.704cm" svg:y="12.6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004cm" svg:y="12.6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304cm" svg:y="12.6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605cm" svg:y="12.6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8.404cm" svg:y="12.9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8.705cm" svg:y="12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005cm" svg:y="12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305cm" svg:y="12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9.606cm" svg:y="12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75cm" svg:height="2.25cm" svg:x="10.001cm" svg:y="11.0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5cm" svg:height="0.25cm" svg:x="10.101cm" svg:y="11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402cm" svg:y="11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702cm" svg:y="11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002cm" svg:y="11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303cm" svg:y="11.1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102cm" svg:y="11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403cm" svg:y="11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703cm" svg:y="11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003cm" svg:y="11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304cm" svg:y="11.4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102cm" svg:y="11.7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403cm" svg:y="11.7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703cm" svg:y="11.7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003cm" svg:y="11.7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304cm" svg:y="11.7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102cm" svg:y="12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403cm" svg:y="12.0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703cm" svg:y="12.0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003cm" svg:y="12.0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304cm" svg:y="12.0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103cm" svg:y="12.3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404cm" svg:y="12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704cm" svg:y="12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004cm" svg:y="12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305cm" svg:y="12.3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103cm" svg:y="12.6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404cm" svg:y="12.6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704cm" svg:y="12.6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004cm" svg:y="12.6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305cm" svg:y="12.6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104cm" svg:y="12.9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405cm" svg:y="12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0.705cm" svg:y="12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005cm" svg:y="12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306cm" svg:y="12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75cm" svg:height="2.25cm" svg:x="11.601cm" svg:y="11.0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5cm" svg:height="0.25cm" svg:x="11.701cm" svg:y="11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002cm" svg:y="11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302cm" svg:y="11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602cm" svg:y="11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903cm" svg:y="11.1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702cm" svg:y="11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003cm" svg:y="11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303cm" svg:y="11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603cm" svg:y="11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904cm" svg:y="11.4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702cm" svg:y="11.7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003cm" svg:y="11.7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303cm" svg:y="11.7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603cm" svg:y="11.7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904cm" svg:y="11.7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702cm" svg:y="12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003cm" svg:y="12.0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303cm" svg:y="12.0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603cm" svg:y="12.0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904cm" svg:y="12.0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703cm" svg:y="12.3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004cm" svg:y="12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304cm" svg:y="12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604cm" svg:y="12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905cm" svg:y="12.3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703cm" svg:y="12.6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004cm" svg:y="12.6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304cm" svg:y="12.6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604cm" svg:y="12.6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905cm" svg:y="12.6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1.704cm" svg:y="12.9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005cm" svg:y="12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305cm" svg:y="12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605cm" svg:y="12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2.906cm" svg:y="12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75cm" svg:height="2.25cm" svg:x="13.301cm" svg:y="11.0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25cm" svg:height="0.25cm" svg:x="13.401cm" svg:y="11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702cm" svg:y="11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002cm" svg:y="11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302cm" svg:y="11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603cm" svg:y="11.1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402cm" svg:y="11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703cm" svg:y="11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003cm" svg:y="11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303cm" svg:y="11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604cm" svg:y="11.4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402cm" svg:y="11.7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703cm" svg:y="11.7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003cm" svg:y="11.7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303cm" svg:y="11.7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604cm" svg:y="11.7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402cm" svg:y="12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703cm" svg:y="12.0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003cm" svg:y="12.0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303cm" svg:y="12.0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604cm" svg:y="12.0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403cm" svg:y="12.3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704cm" svg:y="12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004cm" svg:y="12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304cm" svg:y="12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605cm" svg:y="12.3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403cm" svg:y="12.6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704cm" svg:y="12.6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004cm" svg:y="12.6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304cm" svg:y="12.6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605cm" svg:y="12.6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404cm" svg:y="12.9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3.705cm" svg:y="12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005cm" svg:y="12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305cm" svg:y="12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606cm" svg:y="12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8" draw:text-style-name="P10" draw:layer="layout" svg:width="2.5cm" svg:height="0.5cm" svg:x="5.001cm" svg:y="14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5cm" svg:height="2.25cm" svg:x="3.001cm" svg:y="11.001cm">
          <text:p/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251cm" svg:y1="14.001cm" svg:x2="5.251cm" svg:y2="13.251cm">
          <text:p/>
        </draw:line>
        <draw:line draw:style-name="gr10" draw:text-style-name="P9" draw:layer="layout" svg:x1="5.551cm" svg:y1="14.001cm" svg:x2="5.551cm" svg:y2="13.251cm">
          <text:p/>
        </draw:line>
        <draw:line draw:style-name="gr10" draw:text-style-name="P9" draw:layer="layout" svg:x1="5.851cm" svg:y1="14.001cm" svg:x2="5.851cm" svg:y2="13.251cm">
          <text:p/>
        </draw:line>
        <draw:line draw:style-name="gr10" draw:text-style-name="P9" draw:layer="layout" svg:x1="6.151cm" svg:y1="14.001cm" svg:x2="6.151cm" svg:y2="13.251cm">
          <text:p/>
        </draw:line>
        <draw:line draw:style-name="gr10" draw:text-style-name="P9" draw:layer="layout" svg:x1="6.451cm" svg:y1="14.001cm" svg:x2="6.451cm" svg:y2="13.251cm">
          <text:p/>
        </draw:line>
        <draw:line draw:style-name="gr10" draw:text-style-name="P9" draw:layer="layout" svg:x1="6.751cm" svg:y1="14.001cm" svg:x2="6.951cm" svg:y2="13.251cm">
          <text:p/>
        </draw:line>
        <draw:line draw:style-name="gr10" draw:text-style-name="P9" draw:layer="layout" svg:x1="7.001cm" svg:y1="14.001cm" svg:x2="7.251cm" svg:y2="13.251cm">
          <text:p/>
        </draw:line>
        <draw:line draw:style-name="gr10" draw:text-style-name="P9" draw:layer="layout" svg:x1="7.251cm" svg:y1="14.001cm" svg:x2="7.551cm" svg:y2="13.251cm">
          <text:p/>
        </draw:line>
        <draw:line draw:style-name="gr10" draw:text-style-name="P9" draw:layer="layout" svg:x1="7.851cm" svg:y1="14.001cm" svg:x2="7.851cm" svg:y2="13.251cm">
          <text:p/>
        </draw:line>
        <draw:line draw:style-name="gr10" draw:text-style-name="P9" draw:layer="layout" svg:x1="8.151cm" svg:y1="14.001cm" svg:x2="8.151cm" svg:y2="13.251cm">
          <text:p/>
        </draw:line>
        <draw:line draw:style-name="gr10" draw:text-style-name="P9" draw:layer="layout" svg:x1="8.551cm" svg:y1="14.001cm" svg:x2="8.551cm" svg:y2="13.251cm">
          <text:p/>
        </draw:line>
        <draw:line draw:style-name="gr10" draw:text-style-name="P9" draw:layer="layout" svg:x1="8.851cm" svg:y1="14.001cm" svg:x2="8.851cm" svg:y2="13.251cm">
          <text:p/>
        </draw:line>
        <draw:line draw:style-name="gr10" draw:text-style-name="P9" draw:layer="layout" svg:x1="9.151cm" svg:y1="14.001cm" svg:x2="9.151cm" svg:y2="13.251cm">
          <text:p/>
        </draw:line>
        <draw:line draw:style-name="gr10" draw:text-style-name="P9" draw:layer="layout" svg:x1="9.451cm" svg:y1="14.001cm" svg:x2="9.451cm" svg:y2="13.251cm">
          <text:p/>
        </draw:line>
        <draw:line draw:style-name="gr10" draw:text-style-name="P9" draw:layer="layout" svg:x1="9.751cm" svg:y1="14.001cm" svg:x2="9.751cm" svg:y2="13.251cm">
          <text:p/>
        </draw:line>
        <draw:line draw:style-name="gr10" draw:text-style-name="P9" draw:layer="layout" svg:x1="10.001cm" svg:y1="14.001cm" svg:x2="10.251cm" svg:y2="13.251cm">
          <text:p/>
        </draw:line>
        <draw:line draw:style-name="gr10" draw:text-style-name="P9" draw:layer="layout" svg:x1="10.551cm" svg:y1="14.001cm" svg:x2="10.551cm" svg:y2="13.251cm">
          <text:p/>
        </draw:line>
        <draw:line draw:style-name="gr10" draw:text-style-name="P9" draw:layer="layout" svg:x1="10.851cm" svg:y1="14.001cm" svg:x2="10.851cm" svg:y2="13.251cm">
          <text:p/>
        </draw:line>
        <draw:line draw:style-name="gr10" draw:text-style-name="P9" draw:layer="layout" svg:x1="11.151cm" svg:y1="14.001cm" svg:x2="11.151cm" svg:y2="13.251cm">
          <text:p/>
        </draw:line>
        <draw:line draw:style-name="gr10" draw:text-style-name="P9" draw:layer="layout" svg:x1="11.451cm" svg:y1="14.001cm" svg:x2="11.451cm" svg:y2="13.251cm">
          <text:p/>
        </draw:line>
        <draw:line draw:style-name="gr10" draw:text-style-name="P9" draw:layer="layout" svg:x1="11.751cm" svg:y1="14.001cm" svg:x2="11.851cm" svg:y2="13.251cm">
          <text:p/>
        </draw:line>
        <draw:line draw:style-name="gr10" draw:text-style-name="P9" draw:layer="layout" svg:x1="12.001cm" svg:y1="14.001cm" svg:x2="12.151cm" svg:y2="13.251cm">
          <text:p/>
        </draw:line>
        <draw:line draw:style-name="gr10" draw:text-style-name="P9" draw:layer="layout" svg:x1="12.251cm" svg:y1="14.001cm" svg:x2="12.451cm" svg:y2="13.251cm">
          <text:p/>
        </draw:line>
        <draw:line draw:style-name="gr10" draw:text-style-name="P9" draw:layer="layout" svg:x1="12.501cm" svg:y1="14.001cm" svg:x2="12.751cm" svg:y2="13.251cm">
          <text:p/>
        </draw:line>
        <draw:line draw:style-name="gr10" draw:text-style-name="P9" draw:layer="layout" svg:x1="13.251cm" svg:y1="14.001cm" svg:x2="13.051cm" svg:y2="13.251cm">
          <text:p/>
        </draw:line>
        <draw:line draw:style-name="gr10" draw:text-style-name="P9" draw:layer="layout" svg:x1="13.551cm" svg:y1="14.001cm" svg:x2="13.551cm" svg:y2="13.251cm">
          <text:p/>
        </draw:line>
        <draw:line draw:style-name="gr10" draw:text-style-name="P9" draw:layer="layout" svg:x1="13.851cm" svg:y1="14.001cm" svg:x2="13.851cm" svg:y2="13.251cm">
          <text:p/>
        </draw:line>
        <draw:line draw:style-name="gr10" draw:text-style-name="P9" draw:layer="layout" svg:x1="14.151cm" svg:y1="14.001cm" svg:x2="14.151cm" svg:y2="13.251cm">
          <text:p/>
        </draw:line>
        <draw:line draw:style-name="gr10" draw:text-style-name="P9" draw:layer="layout" svg:x1="14.451cm" svg:y1="14.001cm" svg:x2="14.451cm" svg:y2="13.251cm">
          <text:p/>
        </draw:line>
        <draw:line draw:style-name="gr10" draw:text-style-name="P9" draw:layer="layout" svg:x1="14.751cm" svg:y1="14.001cm" svg:x2="14.751cm" svg:y2="13.251cm">
          <text:p/>
        </draw:line>
        <draw:custom-shape draw:style-name="gr8" draw:text-style-name="P10" draw:layer="layout" svg:width="2.5cm" svg:height="0.5cm" svg:x="7.751cm" svg:y="14.001cm">
          <text:p/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7.501cm" svg:y1="14.251cm" svg:x2="7.751cm" svg:y2="14.251cm">
          <text:p/>
        </draw:line>
        <draw:custom-shape draw:style-name="gr11" draw:text-style-name="P10" draw:layer="layout" svg:width="2.3cm" svg:height="0.5cm" svg:x="10.451cm" svg:y="14.001cm">
          <text:p/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0.251cm" svg:y1="14.251cm" svg:x2="10.451cm" svg:y2="14.251cm">
          <text:p/>
        </draw:line>
        <draw:custom-shape draw:style-name="gr11" draw:text-style-name="P10" draw:layer="layout" svg:width="2.3cm" svg:height="0.5cm" svg:x="13.201cm" svg:y="14.001cm">
          <text:p/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2.751cm" svg:y1="14.251cm" svg:x2="13.251cm" svg:y2="14.251cm">
          <text:p/>
        </draw:line>
        <draw:polyline draw:style-name="gr10" draw:text-style-name="P9" draw:layer="layout" svg:width="9.999cm" svg:height="0.249cm" svg:x="5.001cm" svg:y="15.001cm" svg:viewBox="0 0 10000 250" draw:points="0,0 2000,0 2000,250 2250,250 2250,0 10000,0">
          <text:p/>
        </draw:polyline>
        <draw:frame draw:style-name="gr5" draw:text-style-name="P12" draw:layer="layout" svg:width="4.05cm" svg:height="0.887cm" svg:x="5.701cm" svg:y="15.356cm">
          <draw:text-box>
            <text:p text:style-name="P11"><text:span text:style-name="T4">Choose column (low)</text:span></text:p>
            <text:p text:style-name="P11"><text:span text:style-name="T4">74HC166 shift register (SPI)</text:span></text:p>
          </draw:text-box>
        </draw:frame>
        <draw:frame draw:style-name="gr5" draw:text-style-name="P12" draw:layer="layout" svg:width="2.974cm" svg:height="0.887cm" svg:x="2.801cm" svg:y="10.001cm">
          <draw:text-box>
            <text:p text:style-name="P11"><text:span text:style-name="T4">Rows (10 mA each)</text:span></text:p>
            <text:p text:style-name="P11"><text:span text:style-name="T4">MCU gpios (7)</text:span></text:p>
          </draw:text-box>
        </draw:frame>
        <draw:g>
          <draw:line draw:style-name="gr10" draw:text-style-name="P9" draw:layer="layout" svg:x1="5.001cm" svg:y1="11.201cm" svg:x2="3.501cm" svg:y2="11.201cm">
            <text:p/>
          </draw:line>
          <draw:custom-shape draw:style-name="gr12" draw:text-style-name="P1" draw:layer="layout" svg:width="0.5cm" svg:height="0.2cm" svg:x="4.001cm" svg:y="11.101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10" draw:text-style-name="P9" draw:layer="layout" svg:x1="5.001cm" svg:y1="11.501cm" svg:x2="3.501cm" svg:y2="11.501cm">
            <text:p/>
          </draw:line>
          <draw:custom-shape draw:style-name="gr12" draw:text-style-name="P1" draw:layer="layout" svg:width="0.5cm" svg:height="0.2cm" svg:x="4.001cm" svg:y="11.401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10" draw:text-style-name="P9" draw:layer="layout" svg:x1="5.001cm" svg:y1="11.801cm" svg:x2="3.501cm" svg:y2="11.801cm">
            <text:p/>
          </draw:line>
          <draw:custom-shape draw:style-name="gr12" draw:text-style-name="P1" draw:layer="layout" svg:width="0.5cm" svg:height="0.2cm" svg:x="4.001cm" svg:y="11.701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10" draw:text-style-name="P9" draw:layer="layout" svg:x1="5.001cm" svg:y1="12.101cm" svg:x2="3.501cm" svg:y2="12.101cm">
            <text:p/>
          </draw:line>
          <draw:custom-shape draw:style-name="gr12" draw:text-style-name="P1" draw:layer="layout" svg:width="0.5cm" svg:height="0.2cm" svg:x="4.001cm" svg:y="12.001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10" draw:text-style-name="P9" draw:layer="layout" svg:x1="5.001cm" svg:y1="12.401cm" svg:x2="3.501cm" svg:y2="12.401cm">
            <text:p/>
          </draw:line>
          <draw:custom-shape draw:style-name="gr12" draw:text-style-name="P1" draw:layer="layout" svg:width="0.5cm" svg:height="0.2cm" svg:x="4.001cm" svg:y="12.301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10" draw:text-style-name="P9" draw:layer="layout" svg:x1="5.001cm" svg:y1="12.701cm" svg:x2="3.501cm" svg:y2="12.701cm">
            <text:p/>
          </draw:line>
          <draw:custom-shape draw:style-name="gr12" draw:text-style-name="P1" draw:layer="layout" svg:width="0.5cm" svg:height="0.2cm" svg:x="4.001cm" svg:y="12.601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10" draw:text-style-name="P9" draw:layer="layout" svg:x1="5.001cm" svg:y1="13.001cm" svg:x2="3.501cm" svg:y2="13.001cm">
            <text:p/>
          </draw:line>
          <draw:custom-shape draw:style-name="gr12" draw:text-style-name="P1" draw:layer="layout" svg:width="0.5cm" svg:height="0.2cm" svg:x="4.001cm" svg:y="12.901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12" draw:layer="layout" svg:width="5.26cm" svg:height="0.887cm" svg:x="6.301cm" svg:y="10.002cm">
          <draw:text-box>
            <text:p text:style-name="P11"><text:span text:style-name="T4">7x5 LED matrix</text:span></text:p>
            <text:p text:style-name="P11"><text:span text:style-name="T4">TC20-11RWA (common anode in row)</text:span></text:p>
          </draw:text-box>
        </draw:frame>
        <draw:custom-shape draw:style-name="gr13" draw:text-style-name="P10" draw:layer="layout" svg:width="0.5cm" svg:height="0.75cm" svg:x="3.001cm" svg:y="14.001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3.029cm" svg:height="2.795cm" svg:x="2.701cm" svg:y="15.001cm">
          <draw:text-box>
            <text:p text:style-name="P11"><text:span text:style-name="T4">MCU SPI</text:span></text:p>
            <text:p text:style-name="P11"><text:span text:style-name="T4"><text:s text:c="2"/></text:span><text:span text:style-name="T4">!CE (CS)</text:span></text:p>
            <text:p text:style-name="P11"><text:span text:style-name="T4"><text:s text:c="2"/></text:span><text:span text:style-name="T4">CP <text:s/>(SCK)</text:span></text:p>
            <text:p text:style-name="P11"><text:span text:style-name="T4"><text:s text:c="2"/></text:span><text:span text:style-name="T4">DS <text:s/>(COPI)</text:span></text:p>
            <text:p text:style-name="P11"><text:span text:style-name="T4">Gpios</text:span></text:p>
            <text:p text:style-name="P11"><text:span text:style-name="T4"><text:s text:c="2"/></text:span><text:span text:style-name="T4">!MR (master reset)</text:span></text:p>
            <text:p text:style-name="P11"><text:span text:style-name="T4"><text:s text:c="2"/></text:span><text:span text:style-name="T4">!PE (?)</text:span></text:p>
            <text:p text:style-name="P11"><text:span text:style-name="T4"/></text:p>
          </draw:text-box>
        </draw:frame>
        <draw:line draw:style-name="gr10" draw:text-style-name="P9" draw:layer="layout" svg:x1="5.001cm" svg:y1="14.251cm" svg:x2="3.501cm" svg:y2="14.251cm">
          <text:p/>
        </draw:line>
        <draw:line draw:style-name="gr10" draw:text-style-name="P9" draw:layer="layout" svg:x1="4.251cm" svg:y1="14.501cm" svg:x2="4.501cm" svg:y2="14.001cm">
          <text:p/>
        </draw:line>
        <draw:line draw:style-name="gr10" draw:text-style-name="P9" draw:layer="layout" svg:x1="4.252cm" svg:y1="14.501cm" svg:x2="4.502cm" svg:y2="14.001cm">
          <text:p/>
        </draw:line>
        <draw:frame draw:style-name="gr5" draw:text-style-name="P12" draw:layer="layout" svg:width="0.659cm" svg:height="0.569cm" svg:x="3.902cm" svg:y="13.801cm">
          <draw:text-box>
            <text:p text:style-name="P11"><text:span text:style-name="T4">5</text:span></text:p>
          </draw:text-box>
        </draw:frame>
        <draw:line draw:style-name="gr10" draw:text-style-name="P9" draw:layer="layout" svg:x1="3.751cm" svg:y1="13.251cm" svg:x2="3.942cm" svg:y2="11.001cm">
          <text:p/>
        </draw:line>
        <draw:frame draw:style-name="gr5" draw:text-style-name="P12" draw:layer="layout" svg:width="0.659cm" svg:height="0.569cm" svg:x="3.342cm" svg:y="10.801cm">
          <draw:text-box>
            <text:p text:style-name="P11"><text:span text:style-name="T4">7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3T09:40:29.305000000</meta:creation-date>
    <dc:date>2023-09-13T11:08:43.949000000</dc:date>
    <meta:editing-duration>PT1H14M18S</meta:editing-duration>
    <meta:editing-cycles>11</meta:editing-cycles>
    <meta:generator>LibreOffice/7.0.3.1$Windows_X86_64 LibreOffice_project/d7547858d014d4cf69878db179d326fc3483e082</meta:generator>
    <meta:document-statistic meta:object-count="539"/>
  </office:meta>
</office:document-meta>
</file>